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all_all_lstm_metrics" table:style-name="ta1">
        <table:table-column table:style-name="co1" table:default-cell-style-name="ce1"/>
        <table:table-column table:style-name="co2" table:number-columns-repeated="8" table:default-cell-style-name="ce3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-1" calcext:value-type="float">
            <text:p>-1</text:p>
          </table:table-cell>
          <table:table-cell office:value-type="float" office:value="0.00146484375" calcext:value-type="float">
            <text:p>0.0014648437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6220703125" calcext:value-type="float">
            <text:p>0.622070312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06396484375" calcext:value-type="float">
            <text:p>0.06396484375</text:p>
          </table:table-cell>
          <table:table-cell table:style-name="ce4" office:value-type="float" office:value="0.00146484375" calcext:value-type="float">
            <text:p>0.00146484375</text:p>
          </table:table-cell>
          <table:table-cell office:value-type="float" office:value="-1" calcext:value-type="float">
            <text:p>-1</text:p>
          </table:table-cell>
          <table:table-cell office:value-type="float" office:value="0.0341796875" calcext:value-type="float">
            <text:p>0.0341796875</text:p>
          </table:table-cell>
          <table:table-cell table:number-columns-repeated="2" office:value-type="float" office:value="0.67724609375" calcext:value-type="float">
            <text:p>0.67724609375</text:p>
          </table:table-cell>
          <table:table-cell office:value-type="float" office:value="0.02099609375" calcext:value-type="float">
            <text:p>0.02099609375</text:p>
          </table:table-cell>
          <table:table-cell office:value-type="float" office:value="0.20361328125" calcext:value-type="float">
            <text:p>0.2036132812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17626953125" calcext:value-type="float">
            <text:p>0.17626953125</text:p>
          </table:table-cell>
          <table:table-cell office:value-type="float" office:value="0.90966796875" calcext:value-type="float">
            <text:p>0.90966796875</text:p>
          </table:table-cell>
          <table:table-cell table:style-name="ce4" office:value-type="float" office:value="0.0341796875" calcext:value-type="float">
            <text:p>0.0341796875</text:p>
          </table:table-cell>
          <table:table-cell office:value-type="float" office:value="-1" calcext:value-type="float">
            <text:p>-1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26611328125" calcext:value-type="float">
            <text:p>0.2661132812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-1" calcext:value-type="float">
            <text:p>-1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38037109375" calcext:value-type="float">
            <text:p>0.3803710937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-1" calcext:value-type="float">
            <text:p>-1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0.2333984375" calcext:value-type="float">
            <text:p>0.2333984375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02099609375" calcext:value-type="float">
            <text:p>0.02099609375</text:p>
          </table:table-cell>
          <table:table-cell office:value-type="float" office:value="0.90966796875" calcext:value-type="float">
            <text:p>0.90966796875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33935546875" calcext:value-type="float">
            <text:p>0.33935546875</text:p>
          </table:table-cell>
          <table:table-cell office:value-type="float" office:value="-1" calcext:value-type="float">
            <text:p>-1</text:p>
          </table:table-cell>
          <table:table-cell office:value-type="float" office:value="0.5693359375" calcext:value-type="float">
            <text:p>0.5693359375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2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5:00:14.592740230</dc:date>
    <meta:editing-duration>PT32S</meta:editing-duration>
    <meta:editing-cycles>1</meta:editing-cycles>
    <meta:generator>LibreOffice/6.0.7.3$Linux_X86_64 LibreOffice_project/00m0$Build-3</meta:generator>
    <meta:document-statistic meta:table-count="1" meta:cell-count="81" meta:object-count="0"/>
  </office:meta>
</office:document-meta>
</file>